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4.041cm"/>
    </style:style>
    <style:style style:name="co4" style:family="table-column">
      <style:table-column-properties fo:break-before="auto" style:column-width="4.31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933cm" svg:height="8.991cm" svg:x="1.863cm" svg:y="62.695cm">
            <draw:object draw:notify-on-update-of-ranges="Sheet1.B139:Sheet1.B145 Sheet1.D138:Sheet1.D138 Sheet1.D139:Sheet1.D145 Sheet1.C138:Sheet1.C138 Sheet1.C139:Sheet1.C145 Sheet1.E138:Sheet1.E138 Sheet1.E139:Sheet1.E14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933cm" svg:height="8.991cm" svg:x="1.864cm" svg:y="72.994cm">
            <draw:object draw:notify-on-update-of-ranges="Sheet1.B139:Sheet1.B145 Sheet1.D138:Sheet1.D138 Sheet1.D139:Sheet1.D145 Sheet1.C138:Sheet1.C138 Sheet1.C139:Sheet1.C145 Sheet1.E138:Sheet1.E138 Sheet1.E139:Sheet1.E14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3.683cm" svg:height="9.258cm" svg:x="16.992cm" svg:y="72.993cm">
            <draw:object draw:notify-on-update-of-ranges="'project machines'.B60:'project machines'.B62 'project machines'.D59:'project machines'.D59 'project machines'.D60:'project machines'.D62 'project machines'.C59:'project machines'.C59 'project machines'.C60:'project machines'.C62 'project machines'.E59:'project machines'.E59 'project machines'.E60:'project machines'.E6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2 shard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objects</text:p>
          </table:table-cell>
          <table:table-cell table:style-name="ce1" office:value-type="string">
            <text:p>user mentions (ms)</text:p>
          </table:table-cell>
          <table:table-cell table:style-name="ce1" office:value-type="string">
            <text:p>hash tags (ms)</text:p>
          </table:table-cell>
          <table:table-cell table:style-name="ce1" office:value-type="string">
            <text:p>shared urls (ms)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490271">
            <text:p>490271</text:p>
          </table:table-cell>
          <table:table-cell office:value-type="float" office:value="716277">
            <text:p>716277</text:p>
          </table:table-cell>
          <table:table-cell office:value-type="float" office:value="286037">
            <text:p>286037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470723">
            <text:p>470723</text:p>
          </table:table-cell>
          <table:table-cell office:value-type="float" office:value="687566">
            <text:p>687566</text:p>
          </table:table-cell>
          <table:table-cell office:value-type="float" office:value="282812">
            <text:p>282812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464165">
            <text:p>464165</text:p>
          </table:table-cell>
          <table:table-cell office:value-type="float" office:value="684300">
            <text:p>684300</text:p>
          </table:table-cell>
          <table:table-cell office:value-type="float" office:value="282869">
            <text:p>282869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472704">
            <text:p>472704</text:p>
          </table:table-cell>
          <table:table-cell office:value-type="float" office:value="688573">
            <text:p>688573</text:p>
          </table:table-cell>
          <table:table-cell office:value-type="float" office:value="282799">
            <text:p>282799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471490">
            <text:p>471490</text:p>
          </table:table-cell>
          <table:table-cell office:value-type="float" office:value="695678">
            <text:p>695678</text:p>
          </table:table-cell>
          <table:table-cell office:value-type="float" office:value="276036">
            <text:p>2760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user mentions (mins)</text:p>
          </table:table-cell>
          <table:table-cell table:style-name="ce1" office:value-type="string">
            <text:p>hash tags (mins)</text:p>
          </table:table-cell>
          <table:table-cell table:style-name="ce1" office:value-type="string">
            <text:p>shared urls (mins)</text:p>
          </table:table-cell>
        </table:table-row>
        <table:table-row table:style-name="ro1">
          <table:table-cell table:number-columns-repeated="2"/>
          <table:table-cell table:style-name="ce2" table:formula="of:=([.C3]/1000)/60" office:value-type="float" office:value="8.17118333333333">
            <text:p>8.17</text:p>
          </table:table-cell>
          <table:table-cell table:style-name="ce2" table:formula="of:=([.D3]/1000)/60" office:value-type="float" office:value="11.93795">
            <text:p>11.94</text:p>
          </table:table-cell>
          <table:table-cell table:style-name="ce2" table:formula="of:=([.E3]/1000)/60" office:value-type="float" office:value="4.76728333333333">
            <text:p>4.77</text:p>
          </table:table-cell>
        </table:table-row>
        <table:table-row table:style-name="ro1">
          <table:table-cell table:number-columns-repeated="2"/>
          <table:table-cell table:style-name="ce2" table:formula="of:=([.C4]/1000)/60" office:value-type="float" office:value="7.84538333333333">
            <text:p>7.85</text:p>
          </table:table-cell>
          <table:table-cell table:style-name="ce2" table:formula="of:=([.D4]/1000)/60" office:value-type="float" office:value="11.4594333333333">
            <text:p>11.46</text:p>
          </table:table-cell>
          <table:table-cell table:style-name="ce2" table:formula="of:=([.E4]/1000)/60" office:value-type="float" office:value="4.71353333333333">
            <text:p>4.71</text:p>
          </table:table-cell>
        </table:table-row>
        <table:table-row table:style-name="ro1">
          <table:table-cell table:number-columns-repeated="2"/>
          <table:table-cell table:style-name="ce2" table:formula="of:=([.C5]/1000)/60" office:value-type="float" office:value="7.73608333333333">
            <text:p>7.74</text:p>
          </table:table-cell>
          <table:table-cell table:style-name="ce2" table:formula="of:=([.D5]/1000)/60" office:value-type="float" office:value="11.405">
            <text:p>11.41</text:p>
          </table:table-cell>
          <table:table-cell table:style-name="ce2" table:formula="of:=([.E5]/1000)/60" office:value-type="float" office:value="4.71448333333333">
            <text:p>4.71</text:p>
          </table:table-cell>
        </table:table-row>
        <table:table-row table:style-name="ro1">
          <table:table-cell table:number-columns-repeated="2"/>
          <table:table-cell table:style-name="ce2" table:formula="of:=([.C6]/1000)/60" office:value-type="float" office:value="7.8784">
            <text:p>7.88</text:p>
          </table:table-cell>
          <table:table-cell table:style-name="ce2" table:formula="of:=([.D6]/1000)/60" office:value-type="float" office:value="11.4762166666667">
            <text:p>11.48</text:p>
          </table:table-cell>
          <table:table-cell table:style-name="ce2" table:formula="of:=([.E6]/1000)/60" office:value-type="float" office:value="4.71331666666667">
            <text:p>4.71</text:p>
          </table:table-cell>
        </table:table-row>
        <table:table-row table:style-name="ro1">
          <table:table-cell table:number-columns-repeated="2"/>
          <table:table-cell table:style-name="ce2" table:formula="of:=([.C7]/1000)/60" office:value-type="float" office:value="7.85816666666667">
            <text:p>7.86</text:p>
          </table:table-cell>
          <table:table-cell table:style-name="ce2" table:formula="of:=([.D7]/1000)/60" office:value-type="float" office:value="11.5946333333333">
            <text:p>11.59</text:p>
          </table:table-cell>
          <table:table-cell table:style-name="ce2" table:formula="of:=([.E7]/1000)/60" office:value-type="float" office:value="4.6006">
            <text:p>4.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Median</text:p>
          </table:table-cell>
          <table:table-cell table:style-name="ce3" table:formula="of:=MEDIAN([.C10:.C14])" office:value-type="float" office:value="7.85816666666667">
            <text:p>7.86</text:p>
          </table:table-cell>
          <table:table-cell table:style-name="ce3" table:formula="of:=MEDIAN([.D10:.D14])" office:value-type="float" office:value="11.4762166666667">
            <text:p>11.48</text:p>
          </table:table-cell>
          <table:table-cell table:style-name="ce3" table:formula="of:=MEDIAN([.E10:.E14])" office:value-type="float" office:value="4.71353333333333">
            <text:p>4.71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4 shard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objects</text:p>
          </table:table-cell>
          <table:table-cell table:style-name="ce1" office:value-type="string">
            <text:p>user mentions (ms)</text:p>
          </table:table-cell>
          <table:table-cell table:style-name="ce1" office:value-type="string">
            <text:p>hash tags (ms)</text:p>
          </table:table-cell>
          <table:table-cell table:style-name="ce1" office:value-type="string">
            <text:p>shared urls (ms)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290317">
            <text:p>290317</text:p>
          </table:table-cell>
          <table:table-cell office:value-type="float" office:value="383003">
            <text:p>383003</text:p>
          </table:table-cell>
          <table:table-cell office:value-type="float" office:value="169850">
            <text:p>169850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280052">
            <text:p>280052</text:p>
          </table:table-cell>
          <table:table-cell office:value-type="float" office:value="382202">
            <text:p>382202</text:p>
          </table:table-cell>
          <table:table-cell office:value-type="float" office:value="162894">
            <text:p>162894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271614">
            <text:p>271614</text:p>
          </table:table-cell>
          <table:table-cell office:value-type="float" office:value="382274">
            <text:p>382274</text:p>
          </table:table-cell>
          <table:table-cell office:value-type="float" office:value="167125">
            <text:p>167125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279355">
            <text:p>279355</text:p>
          </table:table-cell>
          <table:table-cell office:value-type="float" office:value="380295">
            <text:p>380295</text:p>
          </table:table-cell>
          <table:table-cell office:value-type="float" office:value="174520">
            <text:p>174520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278252">
            <text:p>278252</text:p>
          </table:table-cell>
          <table:table-cell office:value-type="float" office:value="377457">
            <text:p>377457</text:p>
          </table:table-cell>
          <table:table-cell office:value-type="float" office:value="167615">
            <text:p>1676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user mentions (mins)</text:p>
          </table:table-cell>
          <table:table-cell table:style-name="ce1" office:value-type="string">
            <text:p>hash tags (mins)</text:p>
          </table:table-cell>
          <table:table-cell table:style-name="ce1" office:value-type="string">
            <text:p>shared urls (mins)</text:p>
          </table:table-cell>
        </table:table-row>
        <table:table-row table:style-name="ro1">
          <table:table-cell table:number-columns-repeated="2"/>
          <table:table-cell table:style-name="ce2" table:formula="of:=([.C22]/1000)/60" office:value-type="float" office:value="4.83861666666667">
            <text:p>4.84</text:p>
          </table:table-cell>
          <table:table-cell table:style-name="ce2" table:formula="of:=([.D22]/1000)/60" office:value-type="float" office:value="6.38338333333333">
            <text:p>6.38</text:p>
          </table:table-cell>
          <table:table-cell table:style-name="ce2" table:formula="of:=([.E22]/1000)/60" office:value-type="float" office:value="2.83083333333333">
            <text:p>2.83</text:p>
          </table:table-cell>
        </table:table-row>
        <table:table-row table:style-name="ro1">
          <table:table-cell table:number-columns-repeated="2"/>
          <table:table-cell table:style-name="ce2" table:formula="of:=([.C23]/1000)/60" office:value-type="float" office:value="4.66753333333333">
            <text:p>4.67</text:p>
          </table:table-cell>
          <table:table-cell table:style-name="ce2" table:formula="of:=([.D23]/1000)/60" office:value-type="float" office:value="6.37003333333333">
            <text:p>6.37</text:p>
          </table:table-cell>
          <table:table-cell table:style-name="ce2" table:formula="of:=([.E23]/1000)/60" office:value-type="float" office:value="2.7149">
            <text:p>2.71</text:p>
          </table:table-cell>
        </table:table-row>
        <table:table-row table:style-name="ro1">
          <table:table-cell table:number-columns-repeated="2"/>
          <table:table-cell table:style-name="ce2" table:formula="of:=([.C24]/1000)/60" office:value-type="float" office:value="4.5269">
            <text:p>4.53</text:p>
          </table:table-cell>
          <table:table-cell table:style-name="ce2" table:formula="of:=([.D24]/1000)/60" office:value-type="float" office:value="6.37123333333333">
            <text:p>6.37</text:p>
          </table:table-cell>
          <table:table-cell table:style-name="ce2" table:formula="of:=([.E24]/1000)/60" office:value-type="float" office:value="2.78541666666667">
            <text:p>2.79</text:p>
          </table:table-cell>
        </table:table-row>
        <table:table-row table:style-name="ro1">
          <table:table-cell table:number-columns-repeated="2"/>
          <table:table-cell table:style-name="ce2" table:formula="of:=([.C25]/1000)/60" office:value-type="float" office:value="4.65591666666667">
            <text:p>4.66</text:p>
          </table:table-cell>
          <table:table-cell table:style-name="ce2" table:formula="of:=([.D25]/1000)/60" office:value-type="float" office:value="6.33825">
            <text:p>6.34</text:p>
          </table:table-cell>
          <table:table-cell table:style-name="ce2" table:formula="of:=([.E25]/1000)/60" office:value-type="float" office:value="2.90866666666667">
            <text:p>2.91</text:p>
          </table:table-cell>
        </table:table-row>
        <table:table-row table:style-name="ro1">
          <table:table-cell table:number-columns-repeated="2"/>
          <table:table-cell table:style-name="ce2" table:formula="of:=([.C26]/1000)/60" office:value-type="float" office:value="4.63753333333333">
            <text:p>4.64</text:p>
          </table:table-cell>
          <table:table-cell table:style-name="ce2" table:formula="of:=([.D26]/1000)/60" office:value-type="float" office:value="6.29095">
            <text:p>6.29</text:p>
          </table:table-cell>
          <table:table-cell table:style-name="ce2" table:formula="of:=([.E26]/1000)/60" office:value-type="float" office:value="2.79358333333333">
            <text:p>2.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Median</text:p>
          </table:table-cell>
          <table:table-cell table:style-name="ce3" table:formula="of:=MEDIAN([.C29:.C33])" office:value-type="float" office:value="4.65591666666667">
            <text:p>4.66</text:p>
          </table:table-cell>
          <table:table-cell table:style-name="ce3" table:formula="of:=MEDIAN([.D29:.D33])" office:value-type="float" office:value="6.37003333333333">
            <text:p>6.37</text:p>
          </table:table-cell>
          <table:table-cell table:style-name="ce3" table:formula="of:=MEDIAN([.E29:.E33])" office:value-type="float" office:value="2.79358333333333">
            <text:p>2.79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8 shard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objects</text:p>
          </table:table-cell>
          <table:table-cell table:style-name="ce1" office:value-type="string">
            <text:p>user mentions (ms)</text:p>
          </table:table-cell>
          <table:table-cell table:style-name="ce1" office:value-type="string">
            <text:p>hash tags (ms)</text:p>
          </table:table-cell>
          <table:table-cell table:style-name="ce1" office:value-type="string">
            <text:p>shared urls (ms)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253628">
            <text:p>253628</text:p>
          </table:table-cell>
          <table:table-cell office:value-type="float" office:value="283173">
            <text:p>283173</text:p>
          </table:table-cell>
          <table:table-cell office:value-type="float" office:value="143834">
            <text:p>143834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233699">
            <text:p>233699</text:p>
          </table:table-cell>
          <table:table-cell office:value-type="float" office:value="284138">
            <text:p>284138</text:p>
          </table:table-cell>
          <table:table-cell office:value-type="float" office:value="137980">
            <text:p>137980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226290">
            <text:p>226290</text:p>
          </table:table-cell>
          <table:table-cell office:value-type="float" office:value="268825">
            <text:p>268825</text:p>
          </table:table-cell>
          <table:table-cell office:value-type="float" office:value="132389">
            <text:p>132389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227757">
            <text:p>227757</text:p>
          </table:table-cell>
          <table:table-cell office:value-type="float" office:value="278611">
            <text:p>278611</text:p>
          </table:table-cell>
          <table:table-cell office:value-type="float" office:value="136602">
            <text:p>136602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232589">
            <text:p>232589</text:p>
          </table:table-cell>
          <table:table-cell office:value-type="float" office:value="277210">
            <text:p>277210</text:p>
          </table:table-cell>
          <table:table-cell office:value-type="float" office:value="137088">
            <text:p>13708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user mentions (mins)</text:p>
          </table:table-cell>
          <table:table-cell table:style-name="ce1" office:value-type="string">
            <text:p>hash tags (mins)</text:p>
          </table:table-cell>
          <table:table-cell table:style-name="ce1" office:value-type="string">
            <text:p>shared urls (mins)</text:p>
          </table:table-cell>
        </table:table-row>
        <table:table-row table:style-name="ro1">
          <table:table-cell table:number-columns-repeated="2"/>
          <table:table-cell table:style-name="ce2" table:formula="of:=([.C41]/1000)/60" office:value-type="float" office:value="4.22713333333333">
            <text:p>4.23</text:p>
          </table:table-cell>
          <table:table-cell table:style-name="ce2" table:formula="of:=([.D41]/1000)/60" office:value-type="float" office:value="4.71955">
            <text:p>4.72</text:p>
          </table:table-cell>
          <table:table-cell table:style-name="ce2" table:formula="of:=([.E41]/1000)/60" office:value-type="float" office:value="2.39723333333333">
            <text:p>2.40</text:p>
          </table:table-cell>
        </table:table-row>
        <table:table-row table:style-name="ro1">
          <table:table-cell table:number-columns-repeated="2"/>
          <table:table-cell table:style-name="ce2" table:formula="of:=([.C42]/1000)/60" office:value-type="float" office:value="3.89498333333333">
            <text:p>3.89</text:p>
          </table:table-cell>
          <table:table-cell table:style-name="ce2" table:formula="of:=([.D42]/1000)/60" office:value-type="float" office:value="4.73563333333333">
            <text:p>4.74</text:p>
          </table:table-cell>
          <table:table-cell table:style-name="ce2" table:formula="of:=([.E42]/1000)/60" office:value-type="float" office:value="2.29966666666667">
            <text:p>2.30</text:p>
          </table:table-cell>
        </table:table-row>
        <table:table-row table:style-name="ro1">
          <table:table-cell table:number-columns-repeated="2"/>
          <table:table-cell table:style-name="ce2" table:formula="of:=([.C43]/1000)/60" office:value-type="float" office:value="3.7715">
            <text:p>3.77</text:p>
          </table:table-cell>
          <table:table-cell table:style-name="ce2" table:formula="of:=([.D43]/1000)/60" office:value-type="float" office:value="4.48041666666667">
            <text:p>4.48</text:p>
          </table:table-cell>
          <table:table-cell table:style-name="ce2" table:formula="of:=([.E43]/1000)/60" office:value-type="float" office:value="2.20648333333333">
            <text:p>2.21</text:p>
          </table:table-cell>
        </table:table-row>
        <table:table-row table:style-name="ro1">
          <table:table-cell table:number-columns-repeated="2"/>
          <table:table-cell table:style-name="ce2" table:formula="of:=([.C44]/1000)/60" office:value-type="float" office:value="3.79595">
            <text:p>3.80</text:p>
          </table:table-cell>
          <table:table-cell table:style-name="ce2" table:formula="of:=([.D44]/1000)/60" office:value-type="float" office:value="4.64351666666667">
            <text:p>4.64</text:p>
          </table:table-cell>
          <table:table-cell table:style-name="ce2" table:formula="of:=([.E44]/1000)/60" office:value-type="float" office:value="2.2767">
            <text:p>2.28</text:p>
          </table:table-cell>
        </table:table-row>
        <table:table-row table:style-name="ro1">
          <table:table-cell table:number-columns-repeated="2"/>
          <table:table-cell table:style-name="ce2" table:formula="of:=([.C45]/1000)/60" office:value-type="float" office:value="3.87648333333333">
            <text:p>3.88</text:p>
          </table:table-cell>
          <table:table-cell table:style-name="ce2" table:formula="of:=([.D45]/1000)/60" office:value-type="float" office:value="4.62016666666667">
            <text:p>4.62</text:p>
          </table:table-cell>
          <table:table-cell table:style-name="ce2" table:formula="of:=([.E45]/1000)/60" office:value-type="float" office:value="2.2848">
            <text:p>2.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Median</text:p>
          </table:table-cell>
          <table:table-cell table:style-name="ce3" table:formula="of:=MEDIAN([.C48:.C52])" office:value-type="float" office:value="3.87648333333333">
            <text:p>3.88</text:p>
          </table:table-cell>
          <table:table-cell table:style-name="ce3" table:formula="of:=MEDIAN([.D48:.D52])" office:value-type="float" office:value="4.64351666666667">
            <text:p>4.64</text:p>
          </table:table-cell>
          <table:table-cell table:style-name="ce3" table:formula="of:=MEDIAN([.E48:.E52])" office:value-type="float" office:value="2.2848">
            <text:p>2.28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16 shard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objects</text:p>
          </table:table-cell>
          <table:table-cell table:style-name="ce1" office:value-type="string">
            <text:p>user mentions (ms)</text:p>
          </table:table-cell>
          <table:table-cell table:style-name="ce1" office:value-type="string">
            <text:p>hash tags (ms)</text:p>
          </table:table-cell>
          <table:table-cell table:style-name="ce1" office:value-type="string">
            <text:p>shared urls (ms)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91686">
            <text:p>191686</text:p>
          </table:table-cell>
          <table:table-cell office:value-type="float" office:value="207105">
            <text:p>207105</text:p>
          </table:table-cell>
          <table:table-cell office:value-type="float" office:value="114239">
            <text:p>114239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96570">
            <text:p>196570</text:p>
          </table:table-cell>
          <table:table-cell office:value-type="float" office:value="209945">
            <text:p>209945</text:p>
          </table:table-cell>
          <table:table-cell office:value-type="float" office:value="115692">
            <text:p>115692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91768">
            <text:p>191768</text:p>
          </table:table-cell>
          <table:table-cell office:value-type="float" office:value="212685">
            <text:p>212685</text:p>
          </table:table-cell>
          <table:table-cell office:value-type="float" office:value="117875">
            <text:p>117875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92973">
            <text:p>192973</text:p>
          </table:table-cell>
          <table:table-cell office:value-type="float" office:value="208862">
            <text:p>208862</text:p>
          </table:table-cell>
          <table:table-cell office:value-type="float" office:value="112395">
            <text:p>112395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97200">
            <text:p>197200</text:p>
          </table:table-cell>
          <table:table-cell office:value-type="float" office:value="207866">
            <text:p>207866</text:p>
          </table:table-cell>
          <table:table-cell office:value-type="float" office:value="120769">
            <text:p>12076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user mentions (mins)</text:p>
          </table:table-cell>
          <table:table-cell table:style-name="ce1" office:value-type="string">
            <text:p>hash tags (mins)</text:p>
          </table:table-cell>
          <table:table-cell table:style-name="ce1" office:value-type="string">
            <text:p>shared urls (mins)</text:p>
          </table:table-cell>
        </table:table-row>
        <table:table-row table:style-name="ro1">
          <table:table-cell table:number-columns-repeated="2"/>
          <table:table-cell table:style-name="ce2" table:formula="of:=([.C60]/1000)/60" office:value-type="float" office:value="3.19476666666667">
            <text:p>3.19</text:p>
          </table:table-cell>
          <table:table-cell table:style-name="ce2" table:formula="of:=([.D60]/1000)/60" office:value-type="float" office:value="3.45175">
            <text:p>3.45</text:p>
          </table:table-cell>
          <table:table-cell table:style-name="ce2" table:formula="of:=([.E60]/1000)/60" office:value-type="float" office:value="1.90398333333333">
            <text:p>1.90</text:p>
          </table:table-cell>
        </table:table-row>
        <table:table-row table:style-name="ro1">
          <table:table-cell table:number-columns-repeated="2"/>
          <table:table-cell table:style-name="ce2" table:formula="of:=([.C61]/1000)/60" office:value-type="float" office:value="3.27616666666667">
            <text:p>3.28</text:p>
          </table:table-cell>
          <table:table-cell table:style-name="ce2" table:formula="of:=([.D61]/1000)/60" office:value-type="float" office:value="3.49908333333333">
            <text:p>3.50</text:p>
          </table:table-cell>
          <table:table-cell table:style-name="ce2" table:formula="of:=([.E61]/1000)/60" office:value-type="float" office:value="1.9282">
            <text:p>1.93</text:p>
          </table:table-cell>
        </table:table-row>
        <table:table-row table:style-name="ro1">
          <table:table-cell table:number-columns-repeated="2"/>
          <table:table-cell table:style-name="ce2" table:formula="of:=([.C62]/1000)/60" office:value-type="float" office:value="3.19613333333333">
            <text:p>3.20</text:p>
          </table:table-cell>
          <table:table-cell table:style-name="ce2" table:formula="of:=([.D62]/1000)/60" office:value-type="float" office:value="3.54475">
            <text:p>3.54</text:p>
          </table:table-cell>
          <table:table-cell table:style-name="ce2" table:formula="of:=([.E62]/1000)/60" office:value-type="float" office:value="1.96458333333333">
            <text:p>1.96</text:p>
          </table:table-cell>
        </table:table-row>
        <table:table-row table:style-name="ro1">
          <table:table-cell table:number-columns-repeated="2"/>
          <table:table-cell table:style-name="ce2" table:formula="of:=([.C63]/1000)/60" office:value-type="float" office:value="3.21621666666667">
            <text:p>3.22</text:p>
          </table:table-cell>
          <table:table-cell table:style-name="ce2" table:formula="of:=([.D63]/1000)/60" office:value-type="float" office:value="3.48103333333333">
            <text:p>3.48</text:p>
          </table:table-cell>
          <table:table-cell table:style-name="ce2" table:formula="of:=([.E63]/1000)/60" office:value-type="float" office:value="1.87325">
            <text:p>1.87</text:p>
          </table:table-cell>
        </table:table-row>
        <table:table-row table:style-name="ro1">
          <table:table-cell table:number-columns-repeated="2"/>
          <table:table-cell table:style-name="ce2" table:formula="of:=([.C64]/1000)/60" office:value-type="float" office:value="3.28666666666667">
            <text:p>3.29</text:p>
          </table:table-cell>
          <table:table-cell table:style-name="ce2" table:formula="of:=([.D64]/1000)/60" office:value-type="float" office:value="3.46443333333333">
            <text:p>3.46</text:p>
          </table:table-cell>
          <table:table-cell table:style-name="ce2" table:formula="of:=([.E64]/1000)/60" office:value-type="float" office:value="2.01281666666667">
            <text:p>2.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Median</text:p>
          </table:table-cell>
          <table:table-cell table:style-name="ce3" table:formula="of:=MEDIAN([.C67:.C71])" office:value-type="float" office:value="3.21621666666667">
            <text:p>3.22</text:p>
          </table:table-cell>
          <table:table-cell table:style-name="ce3" table:formula="of:=MEDIAN([.D67:.D71])" office:value-type="float" office:value="3.48103333333333">
            <text:p>3.48</text:p>
          </table:table-cell>
          <table:table-cell table:style-name="ce3" table:formula="of:=MEDIAN([.E67:.E71])" office:value-type="float" office:value="1.9282">
            <text:p>1.93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24 shard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objects</text:p>
          </table:table-cell>
          <table:table-cell table:style-name="ce1" office:value-type="string">
            <text:p>user mentions (ms)</text:p>
          </table:table-cell>
          <table:table-cell table:style-name="ce1" office:value-type="string">
            <text:p>hash tags (ms)</text:p>
          </table:table-cell>
          <table:table-cell table:style-name="ce1" office:value-type="string">
            <text:p>shared urls (ms)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91373">
            <text:p>191373</text:p>
          </table:table-cell>
          <table:table-cell office:value-type="float" office:value="194148">
            <text:p>194148</text:p>
          </table:table-cell>
          <table:table-cell office:value-type="float" office:value="102205">
            <text:p>102205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83339">
            <text:p>183339</text:p>
          </table:table-cell>
          <table:table-cell office:value-type="float" office:value="193804">
            <text:p>193804</text:p>
          </table:table-cell>
          <table:table-cell office:value-type="float" office:value="104115">
            <text:p>104115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89946">
            <text:p>189946</text:p>
          </table:table-cell>
          <table:table-cell office:value-type="float" office:value="195913">
            <text:p>195913</text:p>
          </table:table-cell>
          <table:table-cell office:value-type="float" office:value="106473">
            <text:p>106473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88546">
            <text:p>188546</text:p>
          </table:table-cell>
          <table:table-cell office:value-type="float" office:value="195362">
            <text:p>195362</text:p>
          </table:table-cell>
          <table:table-cell office:value-type="float" office:value="105205">
            <text:p>105205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81724">
            <text:p>181724</text:p>
          </table:table-cell>
          <table:table-cell office:value-type="float" office:value="191408">
            <text:p>191408</text:p>
          </table:table-cell>
          <table:table-cell office:value-type="float" office:value="103776">
            <text:p>10377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user mentions (mins)</text:p>
          </table:table-cell>
          <table:table-cell table:style-name="ce1" office:value-type="string">
            <text:p>hash tags (mins)</text:p>
          </table:table-cell>
          <table:table-cell table:style-name="ce1" office:value-type="string">
            <text:p>shared urls (mins)</text:p>
          </table:table-cell>
        </table:table-row>
        <table:table-row table:style-name="ro1">
          <table:table-cell table:number-columns-repeated="2"/>
          <table:table-cell table:style-name="ce2" table:formula="of:=([.C79]/1000)/60" office:value-type="float" office:value="3.18955">
            <text:p>3.19</text:p>
          </table:table-cell>
          <table:table-cell table:style-name="ce2" table:formula="of:=([.D79]/1000)/60" office:value-type="float" office:value="3.2358">
            <text:p>3.24</text:p>
          </table:table-cell>
          <table:table-cell table:style-name="ce2" table:formula="of:=([.E79]/1000)/60" office:value-type="float" office:value="1.70341666666667">
            <text:p>1.70</text:p>
          </table:table-cell>
        </table:table-row>
        <table:table-row table:style-name="ro1">
          <table:table-cell table:number-columns-repeated="2"/>
          <table:table-cell table:style-name="ce2" table:formula="of:=([.C80]/1000)/60" office:value-type="float" office:value="3.05565">
            <text:p>3.06</text:p>
          </table:table-cell>
          <table:table-cell table:style-name="ce2" table:formula="of:=([.D80]/1000)/60" office:value-type="float" office:value="3.23006666666667">
            <text:p>3.23</text:p>
          </table:table-cell>
          <table:table-cell table:style-name="ce2" table:formula="of:=([.E80]/1000)/60" office:value-type="float" office:value="1.73525">
            <text:p>1.74</text:p>
          </table:table-cell>
        </table:table-row>
        <table:table-row table:style-name="ro1">
          <table:table-cell table:number-columns-repeated="2"/>
          <table:table-cell table:style-name="ce2" table:formula="of:=([.C81]/1000)/60" office:value-type="float" office:value="3.16576666666667">
            <text:p>3.17</text:p>
          </table:table-cell>
          <table:table-cell table:style-name="ce2" table:formula="of:=([.D81]/1000)/60" office:value-type="float" office:value="3.26521666666667">
            <text:p>3.27</text:p>
          </table:table-cell>
          <table:table-cell table:style-name="ce2" table:formula="of:=([.E81]/1000)/60" office:value-type="float" office:value="1.77455">
            <text:p>1.77</text:p>
          </table:table-cell>
        </table:table-row>
        <table:table-row table:style-name="ro1">
          <table:table-cell table:number-columns-repeated="2"/>
          <table:table-cell table:style-name="ce2" table:formula="of:=([.C82]/1000)/60" office:value-type="float" office:value="3.14243333333333">
            <text:p>3.14</text:p>
          </table:table-cell>
          <table:table-cell table:style-name="ce2" table:formula="of:=([.D82]/1000)/60" office:value-type="float" office:value="3.25603333333333">
            <text:p>3.26</text:p>
          </table:table-cell>
          <table:table-cell table:style-name="ce2" table:formula="of:=([.E82]/1000)/60" office:value-type="float" office:value="1.75341666666667">
            <text:p>1.75</text:p>
          </table:table-cell>
        </table:table-row>
        <table:table-row table:style-name="ro1">
          <table:table-cell table:number-columns-repeated="2"/>
          <table:table-cell table:style-name="ce2" table:formula="of:=([.C83]/1000)/60" office:value-type="float" office:value="3.02873333333333">
            <text:p>3.03</text:p>
          </table:table-cell>
          <table:table-cell table:style-name="ce2" table:formula="of:=([.D83]/1000)/60" office:value-type="float" office:value="3.19013333333333">
            <text:p>3.19</text:p>
          </table:table-cell>
          <table:table-cell table:style-name="ce2" table:formula="of:=([.E83]/1000)/60" office:value-type="float" office:value="1.7296">
            <text:p>1.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Median</text:p>
          </table:table-cell>
          <table:table-cell table:style-name="ce3" table:formula="of:=MEDIAN([.C86:.C90])" office:value-type="float" office:value="3.14243333333333">
            <text:p>3.14</text:p>
          </table:table-cell>
          <table:table-cell table:style-name="ce3" table:formula="of:=MEDIAN([.D86:.D90])" office:value-type="float" office:value="3.2358">
            <text:p>3.24</text:p>
          </table:table-cell>
          <table:table-cell table:style-name="ce3" table:formula="of:=MEDIAN([.E86:.E90])" office:value-type="float" office:value="1.73525">
            <text:p>1.74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28 shard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objects</text:p>
          </table:table-cell>
          <table:table-cell table:style-name="ce1" office:value-type="string">
            <text:p>user mentions (ms)</text:p>
          </table:table-cell>
          <table:table-cell table:style-name="ce1" office:value-type="string">
            <text:p>hash tags (ms)</text:p>
          </table:table-cell>
          <table:table-cell table:style-name="ce1" office:value-type="string">
            <text:p>shared urls (ms)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81528">
            <text:p>181528</text:p>
          </table:table-cell>
          <table:table-cell office:value-type="float" office:value="177594">
            <text:p>177594</text:p>
          </table:table-cell>
          <table:table-cell office:value-type="float" office:value="104552">
            <text:p>104552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80544">
            <text:p>180544</text:p>
          </table:table-cell>
          <table:table-cell office:value-type="float" office:value="184413">
            <text:p>184413</text:p>
          </table:table-cell>
          <table:table-cell office:value-type="float" office:value="103197">
            <text:p>103197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79322">
            <text:p>179322</text:p>
          </table:table-cell>
          <table:table-cell office:value-type="float" office:value="179991">
            <text:p>179991</text:p>
          </table:table-cell>
          <table:table-cell office:value-type="float" office:value="109082">
            <text:p>109082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82445">
            <text:p>182445</text:p>
          </table:table-cell>
          <table:table-cell office:value-type="float" office:value="178138">
            <text:p>178138</text:p>
          </table:table-cell>
          <table:table-cell office:value-type="float" office:value="106823">
            <text:p>106823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84490">
            <text:p>184490</text:p>
          </table:table-cell>
          <table:table-cell office:value-type="float" office:value="178448">
            <text:p>178448</text:p>
          </table:table-cell>
          <table:table-cell office:value-type="float" office:value="100179">
            <text:p>1001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user mentions (mins)</text:p>
          </table:table-cell>
          <table:table-cell table:style-name="ce1" office:value-type="string">
            <text:p>hash tags (mins)</text:p>
          </table:table-cell>
          <table:table-cell table:style-name="ce1" office:value-type="string">
            <text:p>shared urls (mins)</text:p>
          </table:table-cell>
        </table:table-row>
        <table:table-row table:style-name="ro1">
          <table:table-cell table:number-columns-repeated="2"/>
          <table:table-cell table:style-name="ce2" table:formula="of:=([.C98]/1000)/60" office:value-type="float" office:value="3.02546666666667">
            <text:p>3.03</text:p>
          </table:table-cell>
          <table:table-cell table:style-name="ce2" table:formula="of:=([.D98]/1000)/60" office:value-type="float" office:value="2.9599">
            <text:p>2.96</text:p>
          </table:table-cell>
          <table:table-cell table:style-name="ce2" table:formula="of:=([.E98]/1000)/60" office:value-type="float" office:value="1.74253333333333">
            <text:p>1.74</text:p>
          </table:table-cell>
        </table:table-row>
        <table:table-row table:style-name="ro1">
          <table:table-cell table:number-columns-repeated="2"/>
          <table:table-cell table:style-name="ce2" table:formula="of:=([.C99]/1000)/60" office:value-type="float" office:value="3.00906666666667">
            <text:p>3.01</text:p>
          </table:table-cell>
          <table:table-cell table:style-name="ce2" table:formula="of:=([.D99]/1000)/60" office:value-type="float" office:value="3.07355">
            <text:p>3.07</text:p>
          </table:table-cell>
          <table:table-cell table:style-name="ce2" table:formula="of:=([.E99]/1000)/60" office:value-type="float" office:value="1.71995">
            <text:p>1.72</text:p>
          </table:table-cell>
        </table:table-row>
        <table:table-row table:style-name="ro1">
          <table:table-cell table:number-columns-repeated="2"/>
          <table:table-cell table:style-name="ce2" table:formula="of:=([.C100]/1000)/60" office:value-type="float" office:value="2.9887">
            <text:p>2.99</text:p>
          </table:table-cell>
          <table:table-cell table:style-name="ce2" table:formula="of:=([.D100]/1000)/60" office:value-type="float" office:value="2.99985">
            <text:p>3.00</text:p>
          </table:table-cell>
          <table:table-cell table:style-name="ce2" table:formula="of:=([.E100]/1000)/60" office:value-type="float" office:value="1.81803333333333">
            <text:p>1.82</text:p>
          </table:table-cell>
        </table:table-row>
        <table:table-row table:style-name="ro1">
          <table:table-cell table:number-columns-repeated="2"/>
          <table:table-cell table:style-name="ce2" table:formula="of:=([.C101]/1000)/60" office:value-type="float" office:value="3.04075">
            <text:p>3.04</text:p>
          </table:table-cell>
          <table:table-cell table:style-name="ce2" table:formula="of:=([.D101]/1000)/60" office:value-type="float" office:value="2.96896666666667">
            <text:p>2.97</text:p>
          </table:table-cell>
          <table:table-cell table:style-name="ce2" table:formula="of:=([.E101]/1000)/60" office:value-type="float" office:value="1.78038333333333">
            <text:p>1.78</text:p>
          </table:table-cell>
        </table:table-row>
        <table:table-row table:style-name="ro1">
          <table:table-cell table:number-columns-repeated="2"/>
          <table:table-cell table:style-name="ce2" table:formula="of:=([.C102]/1000)/60" office:value-type="float" office:value="3.07483333333333">
            <text:p>3.07</text:p>
          </table:table-cell>
          <table:table-cell table:style-name="ce2" table:formula="of:=([.D102]/1000)/60" office:value-type="float" office:value="2.97413333333333">
            <text:p>2.97</text:p>
          </table:table-cell>
          <table:table-cell table:style-name="ce2" table:formula="of:=([.E102]/1000)/60" office:value-type="float" office:value="1.66965">
            <text:p>1.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Median</text:p>
          </table:table-cell>
          <table:table-cell table:style-name="ce3" table:formula="of:=MEDIAN([.C105:.C109])" office:value-type="float" office:value="3.02546666666667">
            <text:p>3.03</text:p>
          </table:table-cell>
          <table:table-cell table:style-name="ce3" table:formula="of:=MEDIAN([.D105:.D109])" office:value-type="float" office:value="2.97413333333333">
            <text:p>2.97</text:p>
          </table:table-cell>
          <table:table-cell table:style-name="ce3" table:formula="of:=MEDIAN([.E105:.E109])" office:value-type="float" office:value="1.74253333333333">
            <text:p>1.74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30 shard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objects</text:p>
          </table:table-cell>
          <table:table-cell table:style-name="ce1" office:value-type="string">
            <text:p>user mentions (ms)</text:p>
          </table:table-cell>
          <table:table-cell table:style-name="ce1" office:value-type="string">
            <text:p>hash tags (ms)</text:p>
          </table:table-cell>
          <table:table-cell table:style-name="ce1" office:value-type="string">
            <text:p>shared urls (ms)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95410">
            <text:p>195410</text:p>
          </table:table-cell>
          <table:table-cell office:value-type="float" office:value="189842">
            <text:p>189842</text:p>
          </table:table-cell>
          <table:table-cell office:value-type="float" office:value="102300">
            <text:p>102300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84911">
            <text:p>184911</text:p>
          </table:table-cell>
          <table:table-cell office:value-type="float" office:value="186262">
            <text:p>186262</text:p>
          </table:table-cell>
          <table:table-cell office:value-type="float" office:value="106176">
            <text:p>106176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87238">
            <text:p>187238</text:p>
          </table:table-cell>
          <table:table-cell office:value-type="float" office:value="196691">
            <text:p>196691</text:p>
          </table:table-cell>
          <table:table-cell office:value-type="float" office:value="110268">
            <text:p>110268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93634">
            <text:p>193634</text:p>
          </table:table-cell>
          <table:table-cell office:value-type="float" office:value="200686">
            <text:p>200686</text:p>
          </table:table-cell>
          <table:table-cell office:value-type="float" office:value="108859">
            <text:p>108859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91812">
            <text:p>191812</text:p>
          </table:table-cell>
          <table:table-cell office:value-type="float" office:value="196892">
            <text:p>196892</text:p>
          </table:table-cell>
          <table:table-cell office:value-type="float" office:value="103940">
            <text:p>1039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user mentions (mins)</text:p>
          </table:table-cell>
          <table:table-cell table:style-name="ce1" office:value-type="string">
            <text:p>hash tags (mins)</text:p>
          </table:table-cell>
          <table:table-cell table:style-name="ce1" office:value-type="string">
            <text:p>shared urls (mins)</text:p>
          </table:table-cell>
        </table:table-row>
        <table:table-row table:style-name="ro1">
          <table:table-cell table:number-columns-repeated="2"/>
          <table:table-cell table:style-name="ce2" table:formula="of:=([.C117]/1000)/60" office:value-type="float" office:value="3.25683333333333">
            <text:p>3.26</text:p>
          </table:table-cell>
          <table:table-cell table:style-name="ce2" table:formula="of:=([.D117]/1000)/60" office:value-type="float" office:value="3.16403333333333">
            <text:p>3.16</text:p>
          </table:table-cell>
          <table:table-cell table:style-name="ce2" table:formula="of:=([.E117]/1000)/60" office:value-type="float" office:value="1.705">
            <text:p>1.71</text:p>
          </table:table-cell>
        </table:table-row>
        <table:table-row table:style-name="ro1">
          <table:table-cell table:number-columns-repeated="2"/>
          <table:table-cell table:style-name="ce2" table:formula="of:=([.C118]/1000)/60" office:value-type="float" office:value="3.08185">
            <text:p>3.08</text:p>
          </table:table-cell>
          <table:table-cell table:style-name="ce2" table:formula="of:=([.D118]/1000)/60" office:value-type="float" office:value="3.10436666666667">
            <text:p>3.10</text:p>
          </table:table-cell>
          <table:table-cell table:style-name="ce2" table:formula="of:=([.E118]/1000)/60" office:value-type="float" office:value="1.7696">
            <text:p>1.77</text:p>
          </table:table-cell>
        </table:table-row>
        <table:table-row table:style-name="ro1">
          <table:table-cell table:number-columns-repeated="2"/>
          <table:table-cell table:style-name="ce2" table:formula="of:=([.C119]/1000)/60" office:value-type="float" office:value="3.12063333333333">
            <text:p>3.12</text:p>
          </table:table-cell>
          <table:table-cell table:style-name="ce2" table:formula="of:=([.D119]/1000)/60" office:value-type="float" office:value="3.27818333333333">
            <text:p>3.28</text:p>
          </table:table-cell>
          <table:table-cell table:style-name="ce2" table:formula="of:=([.E119]/1000)/60" office:value-type="float" office:value="1.8378">
            <text:p>1.84</text:p>
          </table:table-cell>
        </table:table-row>
        <table:table-row table:style-name="ro1">
          <table:table-cell table:number-columns-repeated="2"/>
          <table:table-cell table:style-name="ce2" table:formula="of:=([.C120]/1000)/60" office:value-type="float" office:value="3.22723333333333">
            <text:p>3.23</text:p>
          </table:table-cell>
          <table:table-cell table:style-name="ce2" table:formula="of:=([.D120]/1000)/60" office:value-type="float" office:value="3.34476666666667">
            <text:p>3.34</text:p>
          </table:table-cell>
          <table:table-cell table:style-name="ce2" table:formula="of:=([.E120]/1000)/60" office:value-type="float" office:value="1.81431666666667">
            <text:p>1.81</text:p>
          </table:table-cell>
        </table:table-row>
        <table:table-row table:style-name="ro1">
          <table:table-cell table:number-columns-repeated="2"/>
          <table:table-cell table:style-name="ce2" table:formula="of:=([.C121]/1000)/60" office:value-type="float" office:value="3.19686666666667">
            <text:p>3.20</text:p>
          </table:table-cell>
          <table:table-cell table:style-name="ce2" table:formula="of:=([.D121]/1000)/60" office:value-type="float" office:value="3.28153333333333">
            <text:p>3.28</text:p>
          </table:table-cell>
          <table:table-cell table:style-name="ce2" table:formula="of:=([.E121]/1000)/60" office:value-type="float" office:value="1.73233333333333">
            <text:p>1.7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Median</text:p>
          </table:table-cell>
          <table:table-cell table:style-name="ce3" table:formula="of:=MEDIAN([.C124:.C128])" office:value-type="float" office:value="3.19686666666667">
            <text:p>3.20</text:p>
          </table:table-cell>
          <table:table-cell table:style-name="ce3" table:formula="of:=MEDIAN([.D124:.D128])" office:value-type="float" office:value="3.27818333333333">
            <text:p>3.28</text:p>
          </table:table-cell>
          <table:table-cell table:style-name="ce3" table:formula="of:=MEDIAN([.E124:.E128])" office:value-type="float" office:value="1.7696">
            <text:p>1.77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" office:value-type="string">
            <text:p>Summary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Shards</text:p>
          </table:table-cell>
          <table:table-cell table:style-name="ce1" office:value-type="string">
            <text:p>Most user mentions (mins)</text:p>
          </table:table-cell>
          <table:table-cell table:style-name="ce1" office:value-type="string">
            <text:p>Most hash tags (mins)</text:p>
          </table:table-cell>
          <table:table-cell table:style-name="ce1" office:value-type="string">
            <text:p>Most shared urls (mins)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2" table:formula="of:=[.C16]" office:value-type="float" office:value="7.85816666666667">
            <text:p>7.86</text:p>
          </table:table-cell>
          <table:table-cell table:style-name="ce2" table:formula="of:=[.D16]" office:value-type="float" office:value="11.4762166666667">
            <text:p>11.48</text:p>
          </table:table-cell>
          <table:table-cell table:style-name="ce2" table:formula="of:=[.E16]" office:value-type="float" office:value="4.71353333333333">
            <text:p>4.7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table:formula="of:=[.C35]" office:value-type="float" office:value="4.65591666666667">
            <text:p>4.66</text:p>
          </table:table-cell>
          <table:table-cell table:style-name="ce2" table:formula="of:=[.D35]" office:value-type="float" office:value="6.37003333333333">
            <text:p>6.37</text:p>
          </table:table-cell>
          <table:table-cell table:style-name="ce2" table:formula="of:=[.E35]" office:value-type="float" office:value="2.79358333333333">
            <text:p>2.79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" table:formula="of:=[.C54]" office:value-type="float" office:value="3.87648333333333">
            <text:p>3.88</text:p>
          </table:table-cell>
          <table:table-cell table:style-name="ce2" table:formula="of:=[.D54]" office:value-type="float" office:value="4.64351666666667">
            <text:p>4.64</text:p>
          </table:table-cell>
          <table:table-cell table:style-name="ce2" table:formula="of:=[.E54]" office:value-type="float" office:value="2.2848">
            <text:p>2.28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" table:formula="of:=[.C73]" office:value-type="float" office:value="3.21621666666667">
            <text:p>3.22</text:p>
          </table:table-cell>
          <table:table-cell table:style-name="ce2" table:formula="of:=[.D73]" office:value-type="float" office:value="3.48103333333333">
            <text:p>3.48</text:p>
          </table:table-cell>
          <table:table-cell table:style-name="ce2" table:formula="of:=[.E73]" office:value-type="float" office:value="1.9282">
            <text:p>1.9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2" table:formula="of:=[.C92]" office:value-type="float" office:value="3.14243333333333">
            <text:p>3.14</text:p>
          </table:table-cell>
          <table:table-cell table:style-name="ce2" table:formula="of:=[.D92]" office:value-type="float" office:value="3.2358">
            <text:p>3.24</text:p>
          </table:table-cell>
          <table:table-cell table:style-name="ce2" table:formula="of:=[.E92]" office:value-type="float" office:value="1.73525">
            <text:p>1.74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2" table:formula="of:=[.C111]" office:value-type="float" office:value="3.02546666666667">
            <text:p>3.03</text:p>
          </table:table-cell>
          <table:table-cell table:style-name="ce2" table:formula="of:=[.D111]" office:value-type="float" office:value="2.97413333333333">
            <text:p>2.97</text:p>
          </table:table-cell>
          <table:table-cell table:style-name="ce2" table:formula="of:=[.E111]" office:value-type="float" office:value="1.74253333333333">
            <text:p>1.74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2" table:formula="of:=[.C130]" office:value-type="float" office:value="3.19686666666667">
            <text:p>3.20</text:p>
          </table:table-cell>
          <table:table-cell table:style-name="ce2" table:formula="of:=[.D130]" office:value-type="float" office:value="3.27818333333333">
            <text:p>3.28</text:p>
          </table:table-cell>
          <table:table-cell table:style-name="ce2" table:formula="of:=[.E130]" office:value-type="float" office:value="1.7696">
            <text:p>1.77</text:p>
          </table:table-cell>
        </table:table-row>
      </table:table>
      <table:table table:name="project machines" table:style-name="ta1">
        <table:shapes>
          <draw:frame draw:z-index="0" draw:style-name="gr1" svg:width="14.716cm" svg:height="9.764cm" svg:x="1.446cm" svg:y="26.466cm">
            <draw:object draw:notify-on-update-of-ranges="'project machines'.B60:'project machines'.B62 'project machines'.D59:'project machines'.D59 'project machines'.D60:'project machines'.D62 'project machines'.C59:'project machines'.C59 'project machines'.C60:'project machines'.C62 'project machines'.E59:'project machines'.E59 'project machines'.E60:'project machines'.E6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2 shard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objects</text:p>
          </table:table-cell>
          <table:table-cell table:style-name="ce1" office:value-type="string">
            <text:p>user mentions (ms)</text:p>
          </table:table-cell>
          <table:table-cell table:style-name="ce1" office:value-type="string">
            <text:p>hash tags (ms)</text:p>
          </table:table-cell>
          <table:table-cell table:style-name="ce1" office:value-type="string">
            <text:p>shared urls (ms)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205897">
            <text:p>1205897</text:p>
          </table:table-cell>
          <table:table-cell office:value-type="float" office:value="1848530">
            <text:p>1848530</text:p>
          </table:table-cell>
          <table:table-cell office:value-type="float" office:value="821563">
            <text:p>821563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301447">
            <text:p>1301447</text:p>
          </table:table-cell>
          <table:table-cell office:value-type="float" office:value="1666848">
            <text:p>1666848</text:p>
          </table:table-cell>
          <table:table-cell office:value-type="float" office:value="783287">
            <text:p>783287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289579">
            <text:p>1289579</text:p>
          </table:table-cell>
          <table:table-cell office:value-type="float" office:value="1523091">
            <text:p>1523091</text:p>
          </table:table-cell>
          <table:table-cell office:value-type="float" office:value="789278">
            <text:p>789278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202790">
            <text:p>1202790</text:p>
          </table:table-cell>
          <table:table-cell office:value-type="float" office:value="1685048">
            <text:p>1685048</text:p>
          </table:table-cell>
          <table:table-cell office:value-type="float" office:value="714492">
            <text:p>714492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247618">
            <text:p>1247618</text:p>
          </table:table-cell>
          <table:table-cell office:value-type="float" office:value="1536189">
            <text:p>1536189</text:p>
          </table:table-cell>
          <table:table-cell office:value-type="float" office:value="787123">
            <text:p>7871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user mentions (mins)</text:p>
          </table:table-cell>
          <table:table-cell table:style-name="ce1" office:value-type="string">
            <text:p>hash tags (mins)</text:p>
          </table:table-cell>
          <table:table-cell table:style-name="ce1" office:value-type="string">
            <text:p>shared urls (mins)</text:p>
          </table:table-cell>
        </table:table-row>
        <table:table-row table:style-name="ro1">
          <table:table-cell table:number-columns-repeated="2"/>
          <table:table-cell table:style-name="ce2" table:formula="of:=([.C3]/1000)/60" office:value-type="float" office:value="20.0982833333333">
            <text:p>20.10</text:p>
          </table:table-cell>
          <table:table-cell table:style-name="ce2" table:formula="of:=([.D3]/1000)/60" office:value-type="float" office:value="30.8088333333333">
            <text:p>30.81</text:p>
          </table:table-cell>
          <table:table-cell table:style-name="ce2" table:formula="of:=([.E3]/1000)/60" office:value-type="float" office:value="13.6927166666667">
            <text:p>13.69</text:p>
          </table:table-cell>
        </table:table-row>
        <table:table-row table:style-name="ro1">
          <table:table-cell table:number-columns-repeated="2"/>
          <table:table-cell table:style-name="ce2" table:formula="of:=([.C4]/1000)/60" office:value-type="float" office:value="21.6907833333333">
            <text:p>21.69</text:p>
          </table:table-cell>
          <table:table-cell table:style-name="ce2" table:formula="of:=([.D4]/1000)/60" office:value-type="float" office:value="27.7808">
            <text:p>27.78</text:p>
          </table:table-cell>
          <table:table-cell table:style-name="ce2" table:formula="of:=([.E4]/1000)/60" office:value-type="float" office:value="13.0547833333333">
            <text:p>13.05</text:p>
          </table:table-cell>
        </table:table-row>
        <table:table-row table:style-name="ro1">
          <table:table-cell table:number-columns-repeated="2"/>
          <table:table-cell table:style-name="ce2" table:formula="of:=([.C5]/1000)/60" office:value-type="float" office:value="21.4929833333333">
            <text:p>21.49</text:p>
          </table:table-cell>
          <table:table-cell table:style-name="ce2" table:formula="of:=([.D5]/1000)/60" office:value-type="float" office:value="25.38485">
            <text:p>25.38</text:p>
          </table:table-cell>
          <table:table-cell table:style-name="ce2" table:formula="of:=([.E5]/1000)/60" office:value-type="float" office:value="13.1546333333333">
            <text:p>13.15</text:p>
          </table:table-cell>
        </table:table-row>
        <table:table-row table:style-name="ro1">
          <table:table-cell table:number-columns-repeated="2"/>
          <table:table-cell table:style-name="ce2" table:formula="of:=([.C6]/1000)/60" office:value-type="float" office:value="20.0465">
            <text:p>20.05</text:p>
          </table:table-cell>
          <table:table-cell table:style-name="ce2" table:formula="of:=([.D6]/1000)/60" office:value-type="float" office:value="28.0841333333333">
            <text:p>28.08</text:p>
          </table:table-cell>
          <table:table-cell table:style-name="ce2" table:formula="of:=([.E6]/1000)/60" office:value-type="float" office:value="11.9082">
            <text:p>11.91</text:p>
          </table:table-cell>
        </table:table-row>
        <table:table-row table:style-name="ro1">
          <table:table-cell table:number-columns-repeated="2"/>
          <table:table-cell table:style-name="ce2" table:formula="of:=([.C7]/1000)/60" office:value-type="float" office:value="20.7936333333333">
            <text:p>20.79</text:p>
          </table:table-cell>
          <table:table-cell table:style-name="ce2" table:formula="of:=([.D7]/1000)/60" office:value-type="float" office:value="25.60315">
            <text:p>25.60</text:p>
          </table:table-cell>
          <table:table-cell table:style-name="ce2" table:formula="of:=([.E7]/1000)/60" office:value-type="float" office:value="13.1187166666667">
            <text:p>13.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Median</text:p>
          </table:table-cell>
          <table:table-cell table:style-name="ce3" table:formula="of:=MEDIAN([.C10:.C14])" office:value-type="float" office:value="20.7936333333333">
            <text:p>20.79</text:p>
          </table:table-cell>
          <table:table-cell table:style-name="ce3" table:formula="of:=MEDIAN([.D10:.D14])" office:value-type="float" office:value="27.7808">
            <text:p>27.78</text:p>
          </table:table-cell>
          <table:table-cell table:style-name="ce3" table:formula="of:=MEDIAN([.E10:.E14])" office:value-type="float" office:value="13.1187166666667">
            <text:p>13.1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4 shard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objects</text:p>
          </table:table-cell>
          <table:table-cell table:style-name="ce1" office:value-type="string">
            <text:p>user mentions (ms)</text:p>
          </table:table-cell>
          <table:table-cell table:style-name="ce1" office:value-type="string">
            <text:p>hash tags (ms)</text:p>
          </table:table-cell>
          <table:table-cell table:style-name="ce1" office:value-type="string">
            <text:p>shared urls (ms)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097732">
            <text:p>1097732</text:p>
          </table:table-cell>
          <table:table-cell office:value-type="float" office:value="1336594">
            <text:p>1336594</text:p>
          </table:table-cell>
          <table:table-cell office:value-type="float" office:value="754716">
            <text:p>754716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144552">
            <text:p>1144552</text:p>
          </table:table-cell>
          <table:table-cell office:value-type="float" office:value="1309250">
            <text:p>1309250</text:p>
          </table:table-cell>
          <table:table-cell office:value-type="float" office:value="809691">
            <text:p>809691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113148">
            <text:p>1113148</text:p>
          </table:table-cell>
          <table:table-cell office:value-type="float" office:value="1456656">
            <text:p>1456656</text:p>
          </table:table-cell>
          <table:table-cell office:value-type="float" office:value="757215">
            <text:p>757215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072637">
            <text:p>1072637</text:p>
          </table:table-cell>
          <table:table-cell office:value-type="float" office:value="1320825">
            <text:p>1320825</text:p>
          </table:table-cell>
          <table:table-cell office:value-type="float" office:value="848929">
            <text:p>848929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122526">
            <text:p>1122526</text:p>
          </table:table-cell>
          <table:table-cell office:value-type="float" office:value="1533430">
            <text:p>1533430</text:p>
          </table:table-cell>
          <table:table-cell office:value-type="float" office:value="780389">
            <text:p>7803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user mentions (mins)</text:p>
          </table:table-cell>
          <table:table-cell table:style-name="ce1" office:value-type="string">
            <text:p>hash tags (mins)</text:p>
          </table:table-cell>
          <table:table-cell table:style-name="ce1" office:value-type="string">
            <text:p>shared urls (mins)</text:p>
          </table:table-cell>
        </table:table-row>
        <table:table-row table:style-name="ro1">
          <table:table-cell table:number-columns-repeated="2"/>
          <table:table-cell table:style-name="ce2" table:formula="of:=([.C22]/1000)/60" office:value-type="float" office:value="18.2955333333333">
            <text:p>18.30</text:p>
          </table:table-cell>
          <table:table-cell table:style-name="ce2" table:formula="of:=([.D22]/1000)/60" office:value-type="float" office:value="22.2765666666667">
            <text:p>22.28</text:p>
          </table:table-cell>
          <table:table-cell table:style-name="ce2" table:formula="of:=([.E22]/1000)/60" office:value-type="float" office:value="12.5786">
            <text:p>12.58</text:p>
          </table:table-cell>
        </table:table-row>
        <table:table-row table:style-name="ro1">
          <table:table-cell table:number-columns-repeated="2"/>
          <table:table-cell table:style-name="ce2" table:formula="of:=([.C23]/1000)/60" office:value-type="float" office:value="19.0758666666667">
            <text:p>19.08</text:p>
          </table:table-cell>
          <table:table-cell table:style-name="ce2" table:formula="of:=([.D23]/1000)/60" office:value-type="float" office:value="21.8208333333333">
            <text:p>21.82</text:p>
          </table:table-cell>
          <table:table-cell table:style-name="ce2" table:formula="of:=([.E23]/1000)/60" office:value-type="float" office:value="13.49485">
            <text:p>13.49</text:p>
          </table:table-cell>
        </table:table-row>
        <table:table-row table:style-name="ro1">
          <table:table-cell table:number-columns-repeated="2"/>
          <table:table-cell table:style-name="ce2" table:formula="of:=([.C24]/1000)/60" office:value-type="float" office:value="18.5524666666667">
            <text:p>18.55</text:p>
          </table:table-cell>
          <table:table-cell table:style-name="ce2" table:formula="of:=([.D24]/1000)/60" office:value-type="float" office:value="24.2776">
            <text:p>24.28</text:p>
          </table:table-cell>
          <table:table-cell table:style-name="ce2" table:formula="of:=([.E24]/1000)/60" office:value-type="float" office:value="12.62025">
            <text:p>12.62</text:p>
          </table:table-cell>
        </table:table-row>
        <table:table-row table:style-name="ro1">
          <table:table-cell table:number-columns-repeated="2"/>
          <table:table-cell table:style-name="ce2" table:formula="of:=([.C25]/1000)/60" office:value-type="float" office:value="17.8772833333333">
            <text:p>17.88</text:p>
          </table:table-cell>
          <table:table-cell table:style-name="ce2" table:formula="of:=([.D25]/1000)/60" office:value-type="float" office:value="22.01375">
            <text:p>22.01</text:p>
          </table:table-cell>
          <table:table-cell table:style-name="ce2" table:formula="of:=([.E25]/1000)/60" office:value-type="float" office:value="14.1488166666667">
            <text:p>14.15</text:p>
          </table:table-cell>
        </table:table-row>
        <table:table-row table:style-name="ro1">
          <table:table-cell table:number-columns-repeated="2"/>
          <table:table-cell table:style-name="ce2" table:formula="of:=([.C26]/1000)/60" office:value-type="float" office:value="18.7087666666667">
            <text:p>18.71</text:p>
          </table:table-cell>
          <table:table-cell table:style-name="ce2" table:formula="of:=([.D26]/1000)/60" office:value-type="float" office:value="25.5571666666667">
            <text:p>25.56</text:p>
          </table:table-cell>
          <table:table-cell table:style-name="ce2" table:formula="of:=([.E26]/1000)/60" office:value-type="float" office:value="13.0064833333333">
            <text:p>13.0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Median</text:p>
          </table:table-cell>
          <table:table-cell table:style-name="ce3" table:formula="of:=MEDIAN([.C29:.C33])" office:value-type="float" office:value="18.5524666666667">
            <text:p>18.55</text:p>
          </table:table-cell>
          <table:table-cell table:style-name="ce3" table:formula="of:=MEDIAN([.D29:.D33])" office:value-type="float" office:value="22.2765666666667">
            <text:p>22.28</text:p>
          </table:table-cell>
          <table:table-cell table:style-name="ce3" table:formula="of:=MEDIAN([.E29:.E33])" office:value-type="float" office:value="13.0064833333333">
            <text:p>13.01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8 shard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objects</text:p>
          </table:table-cell>
          <table:table-cell table:style-name="ce1" office:value-type="string">
            <text:p>user mentions (ms)</text:p>
          </table:table-cell>
          <table:table-cell table:style-name="ce1" office:value-type="string">
            <text:p>hash tags (ms)</text:p>
          </table:table-cell>
          <table:table-cell table:style-name="ce1" office:value-type="string">
            <text:p>shared urls (ms)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315983">
            <text:p>1315983</text:p>
          </table:table-cell>
          <table:table-cell office:value-type="float" office:value="1470449">
            <text:p>1470449</text:p>
          </table:table-cell>
          <table:table-cell office:value-type="float" office:value="1011377">
            <text:p>1011377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184075">
            <text:p>1184075</text:p>
          </table:table-cell>
          <table:table-cell office:value-type="float" office:value="1546081">
            <text:p>1546081</text:p>
          </table:table-cell>
          <table:table-cell office:value-type="float" office:value="1017631">
            <text:p>1017631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190202">
            <text:p>1190202</text:p>
          </table:table-cell>
          <table:table-cell office:value-type="float" office:value="1571637">
            <text:p>1571637</text:p>
          </table:table-cell>
          <table:table-cell office:value-type="float" office:value="933573">
            <text:p>933573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344263">
            <text:p>1344263</text:p>
          </table:table-cell>
          <table:table-cell office:value-type="float" office:value="1583900">
            <text:p>1583900</text:p>
          </table:table-cell>
          <table:table-cell office:value-type="float" office:value="907566">
            <text:p>907566</text:p>
          </table:table-cell>
        </table:table-row>
        <table:table-row table:style-name="ro1">
          <table:table-cell/>
          <table:table-cell office:value-type="float" office:value="15904861">
            <text:p>15904861</text:p>
          </table:table-cell>
          <table:table-cell office:value-type="float" office:value="1353943">
            <text:p>1353943</text:p>
          </table:table-cell>
          <table:table-cell office:value-type="float" office:value="1501329">
            <text:p>1501329</text:p>
          </table:table-cell>
          <table:table-cell office:value-type="float" office:value="890061">
            <text:p>89006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user mentions (mins)</text:p>
          </table:table-cell>
          <table:table-cell table:style-name="ce1" office:value-type="string">
            <text:p>hash tags (mins)</text:p>
          </table:table-cell>
          <table:table-cell table:style-name="ce1" office:value-type="string">
            <text:p>shared urls (mins)</text:p>
          </table:table-cell>
        </table:table-row>
        <table:table-row table:style-name="ro1">
          <table:table-cell table:number-columns-repeated="2"/>
          <table:table-cell table:style-name="ce2" table:formula="of:=([.C41]/1000)/60" office:value-type="float" office:value="21.93305">
            <text:p>21.93</text:p>
          </table:table-cell>
          <table:table-cell table:style-name="ce2" table:formula="of:=([.D41]/1000)/60" office:value-type="float" office:value="24.5074833333333">
            <text:p>24.51</text:p>
          </table:table-cell>
          <table:table-cell table:style-name="ce2" table:formula="of:=([.E41]/1000)/60" office:value-type="float" office:value="16.8562833333333">
            <text:p>16.86</text:p>
          </table:table-cell>
        </table:table-row>
        <table:table-row table:style-name="ro1">
          <table:table-cell table:number-columns-repeated="2"/>
          <table:table-cell table:style-name="ce2" table:formula="of:=([.C42]/1000)/60" office:value-type="float" office:value="19.7345833333333">
            <text:p>19.73</text:p>
          </table:table-cell>
          <table:table-cell table:style-name="ce2" table:formula="of:=([.D42]/1000)/60" office:value-type="float" office:value="25.7680166666667">
            <text:p>25.77</text:p>
          </table:table-cell>
          <table:table-cell table:style-name="ce2" table:formula="of:=([.E42]/1000)/60" office:value-type="float" office:value="16.9605166666667">
            <text:p>16.96</text:p>
          </table:table-cell>
        </table:table-row>
        <table:table-row table:style-name="ro1">
          <table:table-cell table:number-columns-repeated="2"/>
          <table:table-cell table:style-name="ce2" table:formula="of:=([.C43]/1000)/60" office:value-type="float" office:value="19.8367">
            <text:p>19.84</text:p>
          </table:table-cell>
          <table:table-cell table:style-name="ce2" table:formula="of:=([.D43]/1000)/60" office:value-type="float" office:value="26.19395">
            <text:p>26.19</text:p>
          </table:table-cell>
          <table:table-cell table:style-name="ce2" table:formula="of:=([.E43]/1000)/60" office:value-type="float" office:value="15.55955">
            <text:p>15.56</text:p>
          </table:table-cell>
        </table:table-row>
        <table:table-row table:style-name="ro1">
          <table:table-cell table:number-columns-repeated="2"/>
          <table:table-cell table:style-name="ce2" table:formula="of:=([.C44]/1000)/60" office:value-type="float" office:value="22.4043833333333">
            <text:p>22.40</text:p>
          </table:table-cell>
          <table:table-cell table:style-name="ce2" table:formula="of:=([.D44]/1000)/60" office:value-type="float" office:value="26.3983333333333">
            <text:p>26.40</text:p>
          </table:table-cell>
          <table:table-cell table:style-name="ce2" table:formula="of:=([.E44]/1000)/60" office:value-type="float" office:value="15.1261">
            <text:p>15.13</text:p>
          </table:table-cell>
        </table:table-row>
        <table:table-row table:style-name="ro1">
          <table:table-cell table:number-columns-repeated="2"/>
          <table:table-cell table:style-name="ce2" table:formula="of:=([.C45]/1000)/60" office:value-type="float" office:value="22.5657166666667">
            <text:p>22.57</text:p>
          </table:table-cell>
          <table:table-cell table:style-name="ce2" table:formula="of:=([.D45]/1000)/60" office:value-type="float" office:value="25.02215">
            <text:p>25.02</text:p>
          </table:table-cell>
          <table:table-cell table:style-name="ce2" table:formula="of:=([.E45]/1000)/60" office:value-type="float" office:value="14.83435">
            <text:p>14.8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>
            <text:p>Median</text:p>
          </table:table-cell>
          <table:table-cell table:style-name="ce3" table:formula="of:=MEDIAN([.C48:.C52])" office:value-type="float" office:value="21.93305">
            <text:p>21.93</text:p>
          </table:table-cell>
          <table:table-cell table:style-name="ce3" table:formula="of:=MEDIAN([.D48:.D52])" office:value-type="float" office:value="25.7680166666667">
            <text:p>25.77</text:p>
          </table:table-cell>
          <table:table-cell table:style-name="ce3" table:formula="of:=MEDIAN([.E48:.E52])" office:value-type="float" office:value="15.55955">
            <text:p>15.56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>
            <text:p>Summary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Shards</text:p>
          </table:table-cell>
          <table:table-cell table:style-name="ce1" office:value-type="string">
            <text:p>Most user mentions (mins)</text:p>
          </table:table-cell>
          <table:table-cell table:style-name="ce1" office:value-type="string">
            <text:p>Most hash tags (mins)</text:p>
          </table:table-cell>
          <table:table-cell table:style-name="ce1" office:value-type="string">
            <text:p>Most shared urls (mins)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2" table:formula="of:=[.C16]" office:value-type="float" office:value="20.7936333333333">
            <text:p>20.79</text:p>
          </table:table-cell>
          <table:table-cell table:style-name="ce2" table:formula="of:=[.D16]" office:value-type="float" office:value="27.7808">
            <text:p>27.78</text:p>
          </table:table-cell>
          <table:table-cell table:style-name="ce2" table:formula="of:=[.E16]" office:value-type="float" office:value="13.1187166666667">
            <text:p>13.1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table:formula="of:=[.C35]" office:value-type="float" office:value="18.5524666666667">
            <text:p>18.55</text:p>
          </table:table-cell>
          <table:table-cell table:style-name="ce2" table:formula="of:=[.D35]" office:value-type="float" office:value="22.2765666666667">
            <text:p>22.28</text:p>
          </table:table-cell>
          <table:table-cell table:style-name="ce2" table:formula="of:=[.E35]" office:value-type="float" office:value="13.0064833333333">
            <text:p>13.0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" table:formula="of:=[.C54]" office:value-type="float" office:value="21.93305">
            <text:p>21.93</text:p>
          </table:table-cell>
          <table:table-cell table:style-name="ce2" table:formula="of:=[.D54]" office:value-type="float" office:value="25.7680166666667">
            <text:p>25.77</text:p>
          </table:table-cell>
          <table:table-cell table:style-name="ce2" table:formula="of:=[.E54]" office:value-type="float" office:value="15.55955">
            <text:p>15.56</text:p>
          </table:table-cell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2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1:37:46</meta:creation-date>
    <meta:generator>LibreOffice/3.5$Linux_X86_64 LibreOffice_project/350m1$Build-2</meta:generator>
    <dc:date>2012-12-07T19:38:20</dc:date>
    <meta:editing-duration>PT33M48S</meta:editing-duration>
    <meta:editing-cycles>5</meta:editing-cycles>
    <meta:document-statistic meta:table-count="3" meta:cell-count="5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34cm" svg:height="8.992cm" xlink:href=".." xlink:type="simple" chart:class="chart:bar" chart:column-mapping="1 0 2" chart:style-name="ch1">
        <chart:title svg:x="1.97cm" svg:y="0.197cm" chart:style-name="ch2">
          <text:p>Effect of number of shards on map-reduce Time:
e-research</text:p>
        </chart:title>
        <chart:legend svg:x="8.535cm" svg:y="1.572cm" style:legend-expansion="custom" chartooo:width="4.83cm" chartooo:height="1.493cm" style:legend-expansion-aspect-ratio="3.23509711989283" chart:style-name="ch3"/>
        <chart:plot-area chart:style-name="ch4" table:cell-range-address="Sheet1.B138:Sheet1.E145" chart:data-source-has-labels="both" svg:x="0.766cm" svg:y="0.855cm" svg:width="11.817cm" svg:height="7.53cm">
          <chartooo:coordinate-region svg:x="1.864cm" svg:y="1.054cm" svg:width="10.719cm" svg:height="6.684cm"/>
          <chart:axis chart:dimension="x" chart:name="primary-x" chart:style-name="ch5" chartooo:axis-type="auto">
            <chartooo:date-scale/>
            <chart:title svg:x="5.448cm" svg:y="8.385cm" chart:style-name="ch6">
              <text:p>Number of Shards</text:p>
            </chart:title>
            <chart:categories table:cell-range-address="Sheet1.B139:Sheet1.B145"/>
          </chart:axis>
          <chart:axis chart:dimension="y" chart:name="primary-y" chart:style-name="ch7">
            <chart:title svg:x="0.221cm" svg:y="5.734cm" chart:style-name="ch8">
              <text:p>Time (minutes)</text:p>
            </chart:title>
          </chart:axis>
          <chart:series chart:style-name="ch9" chart:values-cell-range-address="Sheet1.D139:Sheet1.D145" chart:label-cell-address="Sheet1.D138:Sheet1.D138" chart:class="chart:bar">
            <chart:data-point chart:repeated="7"/>
          </chart:series>
          <chart:series chart:style-name="ch10" chart:values-cell-range-address="Sheet1.C139:Sheet1.C145" chart:label-cell-address="Sheet1.C138:Sheet1.C138" chart:class="chart:bar">
            <chart:data-point chart:repeated="7"/>
          </chart:series>
          <chart:series chart:style-name="ch11" chart:values-cell-range-address="Sheet1.E139:Sheet1.E145" chart:label-cell-address="Sheet1.E138:Sheet1.E138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hash tags (mins)</text:p>
                <draw:g>
                  <svg:desc>Sheet1.D138:Sheet1.D138</svg:desc>
                </draw:g>
              </table:table-cell>
              <table:table-cell office:value-type="string">
                <text:p>Most user mentions (mins)</text:p>
                <draw:g>
                  <svg:desc>Sheet1.C138:Sheet1.C138</svg:desc>
                </draw:g>
              </table:table-cell>
              <table:table-cell office:value-type="string">
                <text:p>Most shared urls (mins)</text:p>
                <draw:g>
                  <svg:desc>Sheet1.E138:Sheet1.E13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B139:Sheet1.B145</svg:desc>
                </draw:g>
              </table:table-cell>
              <table:table-cell office:value-type="float" office:value="11.4762166666667">
                <text:p>11.4762166666667</text:p>
                <draw:g>
                  <svg:desc>Sheet1.D139:Sheet1.D145</svg:desc>
                </draw:g>
              </table:table-cell>
              <table:table-cell office:value-type="float" office:value="7.85816666666667">
                <text:p>7.85816666666667</text:p>
                <draw:g>
                  <svg:desc>Sheet1.C139:Sheet1.C145</svg:desc>
                </draw:g>
              </table:table-cell>
              <table:table-cell office:value-type="float" office:value="4.71353333333333">
                <text:p>4.71353333333333</text:p>
                <draw:g>
                  <svg:desc>Sheet1.E139:Sheet1.E14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37003333333333">
                <text:p>6.37003333333333</text:p>
              </table:table-cell>
              <table:table-cell office:value-type="float" office:value="4.65591666666667">
                <text:p>4.65591666666667</text:p>
              </table:table-cell>
              <table:table-cell office:value-type="float" office:value="2.79358333333333">
                <text:p>2.79358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64351666666667">
                <text:p>4.64351666666667</text:p>
              </table:table-cell>
              <table:table-cell office:value-type="float" office:value="3.87648333333333">
                <text:p>3.87648333333333</text:p>
              </table:table-cell>
              <table:table-cell office:value-type="float" office:value="2.2848">
                <text:p>2.28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48103333333333">
                <text:p>3.48103333333333</text:p>
              </table:table-cell>
              <table:table-cell office:value-type="float" office:value="3.21621666666667">
                <text:p>3.21621666666667</text:p>
              </table:table-cell>
              <table:table-cell office:value-type="float" office:value="1.9282">
                <text:p>1.928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.2358">
                <text:p>3.2358</text:p>
              </table:table-cell>
              <table:table-cell office:value-type="float" office:value="3.14243333333333">
                <text:p>3.14243333333333</text:p>
              </table:table-cell>
              <table:table-cell office:value-type="float" office:value="1.73525">
                <text:p>1.7352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97413333333333">
                <text:p>2.97413333333333</text:p>
              </table:table-cell>
              <table:table-cell office:value-type="float" office:value="3.02546666666667">
                <text:p>3.02546666666667</text:p>
              </table:table-cell>
              <table:table-cell office:value-type="float" office:value="1.74253333333333">
                <text:p>1.7425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27818333333333">
                <text:p>3.27818333333333</text:p>
              </table:table-cell>
              <table:table-cell office:value-type="float" office:value="3.19686666666667">
                <text:p>3.19686666666667</text:p>
              </table:table-cell>
              <table:table-cell office:value-type="float" office:value="1.7696">
                <text:p>1.7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17cm" svg:height="9.765cm" xlink:href=".." xlink:type="simple" chart:class="chart:bar" chart:column-mapping="1 0 2" chart:style-name="ch1">
        <chart:title svg:x="2.531cm" svg:y="0.437cm" chart:style-name="ch2">
          <text:p>Effect of number of shards on map-reduce Time:
project machines</text:p>
        </chart:title>
        <chart:legend svg:x="9.284cm" svg:y="1.378cm" style:legend-expansion="custom" chartooo:width="5.432cm" chartooo:height="1.777cm" style:legend-expansion-aspect-ratio="3.05683736634778" chart:style-name="ch3"/>
        <chart:plot-area chart:style-name="ch4" table:cell-range-address="'project machines'.B59:'project machines'.E62" chart:data-source-has-labels="both" svg:x="0.867cm" svg:y="2.247cm" svg:width="11.489cm" svg:height="6.793cm">
          <chartooo:coordinate-region svg:x="1.965cm" svg:y="2.446cm" svg:width="10.391cm" svg:height="5.947cm"/>
          <chart:axis chart:dimension="x" chart:name="primary-x" chart:style-name="ch5" chartooo:axis-type="auto">
            <chartooo:date-scale/>
            <chart:title svg:x="5.218cm" svg:y="9.205cm" chart:style-name="ch6">
              <text:p>Number of Shards</text:p>
            </chart:title>
            <chart:categories table:cell-range-address="'project machines'.B60:'project machines'.B62"/>
          </chart:axis>
          <chart:axis chart:dimension="y" chart:name="primary-y" chart:style-name="ch7">
            <chart:title svg:x="0.013cm" svg:y="6.812cm" chart:style-name="ch8">
              <text:p>Time (minutes)</text:p>
            </chart:title>
          </chart:axis>
          <chart:series chart:style-name="ch9" chart:values-cell-range-address="'project machines'.D60:'project machines'.D62" chart:label-cell-address="'project machines'.D59:'project machines'.D59" chart:class="chart:bar">
            <chart:data-point chart:repeated="3"/>
          </chart:series>
          <chart:series chart:style-name="ch10" chart:values-cell-range-address="'project machines'.C60:'project machines'.C62" chart:label-cell-address="'project machines'.C59:'project machines'.C59" chart:class="chart:bar">
            <chart:data-point chart:repeated="3"/>
          </chart:series>
          <chart:series chart:style-name="ch11" chart:values-cell-range-address="'project machines'.E60:'project machines'.E62" chart:label-cell-address="'project machines'.E59:'project machines'.E5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hash tags (mins)</text:p>
                <draw:g>
                  <svg:desc>'project machines'.D59:'project machines'.D59</svg:desc>
                </draw:g>
              </table:table-cell>
              <table:table-cell office:value-type="string">
                <text:p>Most user mentions (mins)</text:p>
                <draw:g>
                  <svg:desc>'project machines'.C59:'project machines'.C59</svg:desc>
                </draw:g>
              </table:table-cell>
              <table:table-cell office:value-type="string">
                <text:p>Most shared urls (mins)</text:p>
                <draw:g>
                  <svg:desc>'project machines'.E59:'project machines'.E5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project machines'.B60:'project machines'.B62</svg:desc>
                </draw:g>
              </table:table-cell>
              <table:table-cell office:value-type="float" office:value="27.7808">
                <text:p>27.7808</text:p>
                <draw:g>
                  <svg:desc>'project machines'.D60:'project machines'.D62</svg:desc>
                </draw:g>
              </table:table-cell>
              <table:table-cell office:value-type="float" office:value="20.7936333333333">
                <text:p>20.7936333333333</text:p>
                <draw:g>
                  <svg:desc>'project machines'.C60:'project machines'.C62</svg:desc>
                </draw:g>
              </table:table-cell>
              <table:table-cell office:value-type="float" office:value="13.1187166666667">
                <text:p>13.1187166666667</text:p>
                <draw:g>
                  <svg:desc>'project machines'.E60:'project machines'.E6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2765666666667">
                <text:p>22.2765666666667</text:p>
              </table:table-cell>
              <table:table-cell office:value-type="float" office:value="18.5524666666667">
                <text:p>18.5524666666667</text:p>
              </table:table-cell>
              <table:table-cell office:value-type="float" office:value="13.0064833333333">
                <text:p>13.00648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.7680166666667">
                <text:p>25.7680166666667</text:p>
              </table:table-cell>
              <table:table-cell office:value-type="float" office:value="21.93305">
                <text:p>21.93305</text:p>
              </table:table-cell>
              <table:table-cell office:value-type="float" office:value="15.55955">
                <text:p>15.559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84cm" svg:height="9.259cm" xlink:href=".." xlink:type="simple" chart:class="chart:bar" chart:column-mapping="1 0 2" chart:style-name="ch1">
        <chart:title svg:x="2.053cm" svg:y="0.228cm" chart:style-name="ch2">
          <text:p>Effect of number of shards on map-reduce Time:
project machines</text:p>
        </chart:title>
        <chart:legend svg:x="8.632cm" svg:y="1.306cm" style:legend-expansion="custom" chartooo:width="5.051cm" chartooo:height="1.685cm" style:legend-expansion-aspect-ratio="2.99762611275964" chart:style-name="ch3"/>
        <chart:plot-area chart:style-name="ch4" table:cell-range-address="'project machines'.B59:'project machines'.E62" chart:data-source-has-labels="both" svg:x="0.728cm" svg:y="2.12cm" svg:width="10.759cm" svg:height="6.484cm">
          <chartooo:coordinate-region svg:x="1.826cm" svg:y="2.319cm" svg:width="9.661cm" svg:height="5.638cm"/>
          <chart:axis chart:dimension="x" chart:name="primary-x" chart:style-name="ch5" chartooo:axis-type="auto">
            <chartooo:date-scale/>
            <chart:title svg:x="4.714cm" svg:y="8.699cm" chart:style-name="ch6">
              <text:p>Number of Shards</text:p>
            </chart:title>
            <chart:categories table:cell-range-address="'project machines'.B60:'project machines'.B62"/>
          </chart:axis>
          <chart:axis chart:dimension="y" chart:name="primary-y" chart:style-name="ch7">
            <chart:title svg:x="0cm" svg:y="6.531cm" chart:style-name="ch8">
              <text:p>Time (minutes)</text:p>
            </chart:title>
          </chart:axis>
          <chart:series chart:style-name="ch9" chart:values-cell-range-address="'project machines'.D60:'project machines'.D62" chart:label-cell-address="'project machines'.D59:'project machines'.D59" chart:class="chart:bar">
            <chart:data-point chart:repeated="3"/>
          </chart:series>
          <chart:series chart:style-name="ch10" chart:values-cell-range-address="'project machines'.C60:'project machines'.C62" chart:label-cell-address="'project machines'.C59:'project machines'.C59" chart:class="chart:bar">
            <chart:data-point chart:repeated="3"/>
          </chart:series>
          <chart:series chart:style-name="ch11" chart:values-cell-range-address="'project machines'.E60:'project machines'.E62" chart:label-cell-address="'project machines'.E59:'project machines'.E5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hash tags (mins)</text:p>
                <draw:g>
                  <svg:desc>'project machines'.D59:'project machines'.D59</svg:desc>
                </draw:g>
              </table:table-cell>
              <table:table-cell office:value-type="string">
                <text:p>Most user mentions (mins)</text:p>
                <draw:g>
                  <svg:desc>'project machines'.C59:'project machines'.C59</svg:desc>
                </draw:g>
              </table:table-cell>
              <table:table-cell office:value-type="string">
                <text:p>Most shared urls (mins)</text:p>
                <draw:g>
                  <svg:desc>'project machines'.E59:'project machines'.E5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project machines'.B60:'project machines'.B62</svg:desc>
                </draw:g>
              </table:table-cell>
              <table:table-cell office:value-type="float" office:value="27.7808">
                <text:p>27.7808</text:p>
                <draw:g>
                  <svg:desc>'project machines'.D60:'project machines'.D62</svg:desc>
                </draw:g>
              </table:table-cell>
              <table:table-cell office:value-type="float" office:value="20.7936333333333">
                <text:p>20.7936333333333</text:p>
                <draw:g>
                  <svg:desc>'project machines'.C60:'project machines'.C62</svg:desc>
                </draw:g>
              </table:table-cell>
              <table:table-cell office:value-type="float" office:value="13.1187166666667">
                <text:p>13.1187166666667</text:p>
                <draw:g>
                  <svg:desc>'project machines'.E60:'project machines'.E6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2765666666667">
                <text:p>22.2765666666667</text:p>
              </table:table-cell>
              <table:table-cell office:value-type="float" office:value="18.5524666666667">
                <text:p>18.5524666666667</text:p>
              </table:table-cell>
              <table:table-cell office:value-type="float" office:value="13.0064833333333">
                <text:p>13.00648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.7680166666667">
                <text:p>25.7680166666667</text:p>
              </table:table-cell>
              <table:table-cell office:value-type="float" office:value="21.93305">
                <text:p>21.93305</text:p>
              </table:table-cell>
              <table:table-cell office:value-type="float" office:value="15.55955">
                <text:p>15.559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aximum="1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34cm" svg:height="8.992cm" xlink:href=".." xlink:type="simple" chart:class="chart:bar" chart:column-mapping="1 0 2" chart:style-name="ch1">
        <chart:title svg:x="1.97cm" svg:y="0.197cm" chart:style-name="ch2">
          <text:p>Effect of number of shards on map-reduce Time:
e-research</text:p>
        </chart:title>
        <chart:legend svg:x="8.535cm" svg:y="1.572cm" style:legend-expansion="custom" chartooo:width="4.83cm" chartooo:height="1.493cm" style:legend-expansion-aspect-ratio="3.23509711989283" chart:style-name="ch3"/>
        <chart:plot-area chart:style-name="ch4" table:cell-range-address="Sheet1.B138:Sheet1.E145" chart:data-source-has-labels="both" svg:x="0.766cm" svg:y="0.855cm" svg:width="11.817cm" svg:height="7.53cm">
          <chartooo:coordinate-region svg:x="1.864cm" svg:y="1.054cm" svg:width="10.719cm" svg:height="6.684cm"/>
          <chart:axis chart:dimension="x" chart:name="primary-x" chart:style-name="ch5" chartooo:axis-type="auto">
            <chartooo:date-scale/>
            <chart:title svg:x="5.449cm" svg:y="8.385cm" chart:style-name="ch6">
              <text:p>Number of Shards</text:p>
            </chart:title>
            <chart:categories table:cell-range-address="Sheet1.B139:Sheet1.B145"/>
          </chart:axis>
          <chart:axis chart:dimension="y" chart:name="primary-y" chart:style-name="ch7">
            <chart:title svg:x="0.221cm" svg:y="5.734cm" chart:style-name="ch8">
              <text:p>Time (minutes)</text:p>
            </chart:title>
          </chart:axis>
          <chart:series chart:style-name="ch9" chart:values-cell-range-address="Sheet1.D139:Sheet1.D145" chart:label-cell-address="Sheet1.D138:Sheet1.D138" chart:class="chart:bar">
            <chart:data-point chart:repeated="7"/>
          </chart:series>
          <chart:series chart:style-name="ch10" chart:values-cell-range-address="Sheet1.C139:Sheet1.C145" chart:label-cell-address="Sheet1.C138:Sheet1.C138" chart:class="chart:bar">
            <chart:data-point chart:repeated="7"/>
          </chart:series>
          <chart:series chart:style-name="ch11" chart:values-cell-range-address="Sheet1.E139:Sheet1.E145" chart:label-cell-address="Sheet1.E138:Sheet1.E138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st hash tags (mins)</text:p>
                <draw:g>
                  <svg:desc>Sheet1.D138:Sheet1.D138</svg:desc>
                </draw:g>
              </table:table-cell>
              <table:table-cell office:value-type="string">
                <text:p>Most user mentions (mins)</text:p>
                <draw:g>
                  <svg:desc>Sheet1.C138:Sheet1.C138</svg:desc>
                </draw:g>
              </table:table-cell>
              <table:table-cell office:value-type="string">
                <text:p>Most shared urls (mins)</text:p>
                <draw:g>
                  <svg:desc>Sheet1.E138:Sheet1.E13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B139:Sheet1.B145</svg:desc>
                </draw:g>
              </table:table-cell>
              <table:table-cell office:value-type="float" office:value="11.4762166666667">
                <text:p>11.4762166666667</text:p>
                <draw:g>
                  <svg:desc>Sheet1.D139:Sheet1.D145</svg:desc>
                </draw:g>
              </table:table-cell>
              <table:table-cell office:value-type="float" office:value="7.85816666666667">
                <text:p>7.85816666666667</text:p>
                <draw:g>
                  <svg:desc>Sheet1.C139:Sheet1.C145</svg:desc>
                </draw:g>
              </table:table-cell>
              <table:table-cell office:value-type="float" office:value="4.71353333333333">
                <text:p>4.71353333333333</text:p>
                <draw:g>
                  <svg:desc>Sheet1.E139:Sheet1.E145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37003333333333">
                <text:p>6.37003333333333</text:p>
              </table:table-cell>
              <table:table-cell office:value-type="float" office:value="4.65591666666667">
                <text:p>4.65591666666667</text:p>
              </table:table-cell>
              <table:table-cell office:value-type="float" office:value="2.79358333333333">
                <text:p>2.79358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64351666666667">
                <text:p>4.64351666666667</text:p>
              </table:table-cell>
              <table:table-cell office:value-type="float" office:value="3.87648333333333">
                <text:p>3.87648333333333</text:p>
              </table:table-cell>
              <table:table-cell office:value-type="float" office:value="2.2848">
                <text:p>2.28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48103333333333">
                <text:p>3.48103333333333</text:p>
              </table:table-cell>
              <table:table-cell office:value-type="float" office:value="3.21621666666667">
                <text:p>3.21621666666667</text:p>
              </table:table-cell>
              <table:table-cell office:value-type="float" office:value="1.9282">
                <text:p>1.928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.2358">
                <text:p>3.2358</text:p>
              </table:table-cell>
              <table:table-cell office:value-type="float" office:value="3.14243333333333">
                <text:p>3.14243333333333</text:p>
              </table:table-cell>
              <table:table-cell office:value-type="float" office:value="1.73525">
                <text:p>1.7352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97413333333333">
                <text:p>2.97413333333333</text:p>
              </table:table-cell>
              <table:table-cell office:value-type="float" office:value="3.02546666666667">
                <text:p>3.02546666666667</text:p>
              </table:table-cell>
              <table:table-cell office:value-type="float" office:value="1.74253333333333">
                <text:p>1.7425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27818333333333">
                <text:p>3.27818333333333</text:p>
              </table:table-cell>
              <table:table-cell office:value-type="float" office:value="3.19686666666667">
                <text:p>3.19686666666667</text:p>
              </table:table-cell>
              <table:table-cell office:value-type="float" office:value="1.7696">
                <text:p>1.76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